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paragraph-properties fo:margin-left="0mm" fo:margin-right="0mm" fo:margin-top="0mm" fo:margin-bottom="0mm" fo:text-indent="0mm" style:auto-text-indent="false"/>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Contents_20_1">
      <style:text-properties style:text-underline-style="none"/>
    </style:style>
    <style:style style:name="P30" style:family="paragraph" style:parent-style-name="Contents_20_1" style:list-style-name="">
      <style:text-properties style:text-underline-style="none"/>
    </style:style>
    <style:style style:name="P31" style:family="paragraph" style:parent-style-name="Contents_20_1" style:list-style-name="">
      <style:text-properties style:text-underline-style="solid" style:text-underline-width="auto" style:text-underline-color="font-color"/>
    </style:style>
    <style:style style:name="P32"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style:use-window-font-color="true" fo:font-size="11pt" fo:letter-spacing="normal" fo:font-style="normal" style:text-underline-style="solid" style:text-underline-width="auto" style:text-underline-color="font-color" fo:font-weight="normal" style:font-size-asian="11pt" style:font-size-complex="11pt"/>
    </style:style>
    <style:style style:name="T25"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6"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30"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2" style:family="text">
      <style:text-properties style:font-name="Times New Roman"/>
    </style:style>
    <style:style style:name="T33" style:family="text">
      <style:text-properties style:font-name="Times New Roman" fo:font-size="11pt" style:font-size-asian="11pt" style:font-size-complex="11pt"/>
    </style:style>
    <style:style style:name="T34" style:family="text">
      <style:text-properties fo:font-size="11pt"/>
    </style:style>
    <style:style style:name="T35" style:family="text">
      <style:text-properties fo:font-size="11pt" style:font-size-asian="11pt" style:font-size-complex="11pt"/>
    </style:style>
    <style:style style:name="T36" style:family="text">
      <style:text-properties style:use-window-font-color="true"/>
    </style:style>
    <style:style style:name="T37" style:family="text">
      <style:text-properties style:use-window-font-color="true" style:font-name="Times New Roman" fo:font-size="11pt" style:font-size-asian="11pt" style:font-size-complex="11pt"/>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font-size-asian="11pt"/>
    </style:style>
    <style:style style:name="T41"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7" text:outline-level="1">Analýza archivu webových zdrojů WebArchiv a převodu jeho databáze z formátu ARC do formátu WARC</text:h>
      <text:p text:style-name="P6">(Experimentální název)</text:p>
      <text:h text:style-name="P15" text:outline-level="1">Martin Prokop</text:h>
      <text:h text:style-name="P26" text:outline-level="1">Prohlášení</text:h>
      <text:p text:style-name="P4">(Doplním později)</text:p>
      <text:h text:style-name="P26" text:outline-level="1">Shrnutí</text:h>
      <text:p text:style-name="P4">(Doplním později)</text:p>
      <text:h text:style-name="P26" text:outline-level="1">Klíčová slova</text:h>
      <text:p text:style-name="P4">(Doplním později)</text:p>
      <text:h text:style-name="P26" text:outline-level="1">Obsah</text:h>
      <text:p text:style-name="P4">(Doplním později)</text:p>
      <text:h text:style-name="P26" text:outline-level="1">Úvod</text:h>
      <text:p text:style-name="P4">(Doplním později)</text:p>
      <text:p text:style-name="P4">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30"/>
      <text:p text:style-name="P31">(Mám více rozvádět? Ještě to samozřejmě opravím a stylizuju)</text:p>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161709890"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979010217"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2">Heritrix – o software se zmiňují v další části textu své práce.</text:p>
        </text:list-item>
        <text:list-item>
          <text:p text:style-name="P32">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8"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75"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0" text:note-class="footnote"><text:note-citation>41</text:note-citation><text:note-body><text:p text:style-name="Footnote">Dostupný na: http://www.archive.org/</text:p></text:note-body></text:note>.</text:p>
      <text:p text:style-name="P4">(Mám se nějak blíže zabývat InternetArchivem?)</text:p>
      <text:h text:style-name="P28" text:outline-level="2">Dostupnost informací o projektu</text:h>
      <text:p text:style-name="Text_20_body">O projektu WebArchiv se lze dočíst na stránkách Národní digitální knihovny<text:note text:id="ftn41"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23">Projektem WebArchiv se také intenzivně zajímá například Elektronický časopis o informační společnosti – Ikaros<text:note text:id="ftn76"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74" text:note-class="footnote"><text:note-citation>46</text:note-citation><text:note-body><text:p text:style-name="Footnote">http://www.ndk.cz/narodni-dk</text:p></text:note-body></text:note> nelze nalézt prakticky žádné informace.</text:p>
      <text:p text:style-name="P4">(Nepletu se?)</text:p>
      <text:h text:style-name="P28" text:outline-level="2">Kritéria výběru webových zdrojů<text:span text:style-name="T2"><text:note text:id="ftn44"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39">(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39">(Mám to více rozvádět?)</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39">(Mám to více rozvádět?)</text:span></text:span></text:p>
      <text:h text:style-name="Heading_20_3" text:outline-level="3"><text:span text:style-name="Strong_20_Emphasis">Implementace OAI-PMH pro český WebArchiv</text:span><text:span text:style-name="Strong_20_Emphasis"><text:note text:id="ftn55" text:note-class="footnote"><text:note-citation>56</text:note-citation><text:note-body><text:p text:style-name="Footnote">Práce dostupná na: http://is.muni.cz/th/98989/fi_b</text:p></text:note-body></text:note></text:span></text:h>
      <text:p text:style-name="P24">Martin BELLA, bakalářská práce, 2008.</text:p>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8</text:note-citation><text:note-body><text:p text:style-name="Footnote">Práce dostupná na: http://is.muni.cz/th/49968/fi_m</text:p></text:note-body></text:note></text:span></text:h>
      <text:p text:style-name="Text_20_body">Lukáš MATĚJKA, diplomová práce, 2006.</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9</text:note-citation><text:note-body><text:p text:style-name="Footnote">Práce dostupná na: http://www.webarchiv.cz/files/dokumenty/zpravy/skodova.doc</text:p></text:note-body></text:note></text:span></text:h>
      <text:p text:style-name="Text_20_body">Markéta ŠKODOVÁ, diplomová práce, 2005.</text:p>
      <text:h text:style-name="P28"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5" text:note-class="footnote"><text:note-citation>62</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5">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2"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77"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4"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text:soft-page-break/>NetarchiveSuite<text:note text:id="ftn71"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69" text:note-class="footnote"><text:note-citation>70</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pan text:style-name="T20">NutchWAX je součást projektu Nutch</text:span><text:span text:style-name="T20"><text:note text:id="ftn68" text:note-class="footnote"><text:note-citation>71</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72</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7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text:soft-page-break/>WAXToolbar<text:note text:id="ftn67" text:note-class="footnote"><text:note-citation>74</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text:span text:style-name="T24">(Nemůžu dohledat s jakou verzí kompatibilní je.)</text:span></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9" text:note-class="footnote"><text:note-citation>75</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3" text:note-class="footnote"><text:note-citation>76</text:note-citation><text:note-body><text:p text:style-name="Footnote">http://webcurator.sourceforge.net/</text:p></text:note-body></text:note></text:h>
      <text:p text:style-name="Text_20_body"><text:span text:style-name="T37">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WERA<text:note text:id="ftn70" text:note-class="footnote"><text:note-citation>7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6"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8</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9</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5">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9:04:43</dc:date>
    <dc:creator>Martin Prokop</dc:creator>
    <meta:editing-duration>P1DT12H38M44S</meta:editing-duration>
    <meta:editing-cycles>617</meta:editing-cycles>
    <meta:document-statistic meta:table-count="1" meta:image-count="0" meta:object-count="0" meta:page-count="33" meta:paragraph-count="439" meta:word-count="5860" meta:character-count="41777"/>
  </office:meta>
</office:document-meta>
</file>